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3.6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2.188cm" svg:y="4.944cm">
          <draw:text-box>
            <text:p><text:span text:style-name="T1">3</text:span></text:p>
          </draw:text-box>
        </draw:frame>
        <draw:frame draw:style-name="gr4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3.4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2.3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3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088cm" svg:y="6.244cm">
          <draw:text-box>
            <text:p><text:span text:style-name="T1">2</text:span></text:p>
          </draw:text-box>
        </draw:frame>
        <draw:frame draw:style-name="gr4" draw:text-style-name="P2" draw:layer="layout" svg:width="0.718cm" svg:height="0.692cm" svg:x="6.2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6.2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4.9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0.8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2.1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3.4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8.588cm" svg:y="6.2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8.5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7.588cm" svg:y="7.544cm">
          <draw:text-box>
            <text:p><text:span text:style-name="T1">1</text:span></text:p>
          </draw:text-box>
        </draw:frame>
        <draw:frame draw:style-name="gr4" draw:text-style-name="P2" draw:layer="layout" svg:width="0.718cm" svg:height="0.692cm" svg:x="6.088cm" svg:y="7.5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22:45.733589218</dc:date>
    <dc:creator>elucterio </dc:creator>
    <meta:editing-duration>PT46M36S</meta:editing-duration>
    <meta:editing-cycles>21</meta:editing-cycles>
    <meta:generator>LibreOffice/4.2.8.2$Linux_X86_64 LibreOffice_project/420m0$Build-2</meta:generator>
    <meta:document-statistic meta:object-count="72"/>
  </office:meta>
</office:document-meta>
</file>